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43a77" officeooo:paragraph-rsid="00043a77"/>
    </style:style>
    <style:style style:name="P2" style:family="paragraph" style:parent-style-name="Standard">
      <style:text-properties fo:font-style="italic" officeooo:rsid="00054df5" officeooo:paragraph-rsid="00054df5" style:font-style-asian="italic" style:font-style-complex="italic"/>
    </style:style>
    <style:style style:name="P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073e38" fo:background-color="#1e1e1e"/>
    </style:style>
    <style:style style:name="P5" style:family="paragraph" style:parent-style-name="Text_20_body">
      <style:text-properties officeooo:rsid="00073e38" officeooo:paragraph-rsid="00073e38"/>
    </style:style>
    <style:style style:name="P6" style:family="paragraph" style:parent-style-name="Text_20_body">
      <style:text-properties officeooo:paragraph-rsid="00073e38"/>
    </style:style>
    <style:style style:name="P7" style:family="paragraph" style:parent-style-name="Title">
      <style:text-properties officeooo:rsid="0006fa92" officeooo:paragraph-rsid="0006fa92"/>
    </style:style>
    <style:style style:name="P8" style:family="paragraph" style:parent-style-name="Standard">
      <style:text-properties style:text-underline-style="none" fo:font-weight="normal" officeooo:rsid="00043a77" officeooo:paragraph-rsid="00043a77" style:font-weight-asian="normal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054df5" officeooo:paragraph-rsid="00054df5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fo:color="#d4d4d4" style:font-name="Droid Sans Mono" fo:font-size="10.5pt" fo:font-weight="normal" fo:background-color="#1e1e1e"/>
    </style:style>
    <style:style style:name="P11" style:family="paragraph" style:parent-style-name="Text_20_body">
      <style:text-properties officeooo:rsid="00073e38" officeooo:paragraph-rsid="00073e38"/>
    </style:style>
    <style:style style:name="P12" style:family="paragraph" style:parent-style-name="Text_20_body">
      <style:text-properties officeooo:rsid="00087f5b" officeooo:paragraph-rsid="00087f5b"/>
    </style:style>
    <style:style style:name="P13" style:family="paragraph" style:parent-style-name="Heading_20_1">
      <style:text-properties officeooo:rsid="0006fa92" officeooo:paragraph-rsid="0006fa92"/>
    </style:style>
    <style:style style:name="P14" style:family="paragraph" style:parent-style-name="Heading_20_1">
      <style:text-properties officeooo:rsid="00073e38" officeooo:paragraph-rsid="00073e38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54df5" style:font-weight-asian="normal" style:font-weight-complex="normal"/>
    </style:style>
    <style:style style:name="T4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fo:color="#808080"/>
    </style:style>
    <style:style style:name="T6" style:family="text">
      <style:text-properties fo:color="#569cd6"/>
    </style:style>
    <style:style style:name="T7" style:family="text">
      <style:text-properties fo:color="#9cdcfe"/>
    </style:style>
    <style:style style:name="T8" style:family="text">
      <style:text-properties fo:color="#ce9178"/>
    </style:style>
    <style:style style:name="T9" style:family="text">
      <style:text-properties officeooo:rsid="00087f5b"/>
    </style:style>
    <style:style style:name="T10" style:family="text">
      <style:text-properties fo:color="#d7ba7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SS</text:p>
      <text:h text:style-name="P13" text:outline-level="1">Rappel CSS</text:h>
      <text:p text:style-name="Standard"/>
      <text:p text:style-name="P1">Rappel pour CSS :</text:p>
      <text:p text:style-name="P1">#identifiant <text:s text:c="2"/>→ on identifie un élément en le précédent par dièse, type : #133</text:p>
      <text:p text:style-name="P1">.classe <text:s text:c="2"/>→ on identifie une classe en l’appelant par un point, type : .policebleue</text:p>
      <text:p text:style-name="P1">(rien)élément <text:s/>→ on note un élément directement, type : p {}</text:p>
      <text:p text:style-name="P1"/>
      <text:p text:style-name="P1">Si je recherche : #foo.bar <text:s text:c="2"/>→ J’ai l’élément avec l’ID foo <text:span text:style-name="T1">+ ceux avec la classe bar</text:span><text:span text:style-name="T2"> u</text:span><text:span text:style-name="T3">niquement → seulement ceux qui sont &lt; blabla id=’’foo’’ class=’’bar’’&gt;</text:span></text:p>
      <text:p text:style-name="P8"/>
      <text:p text:style-name="P8">Si je recherche : #foo .bar {color : blue} signifie : « dans les éléments avec l’ID « foo », je colore tous les éléments avec la classe « bar », enfant ou petits enfants à l’infini.</text:p>
      <text:p text:style-name="P2"><text:span text:style-name="T2">Séparer par un espace vide signifie « descendants »</text:span><text:span text:style-name="T4">.</text:span></text:p>
      <text:p text:style-name="P8"/>
      <text:p text:style-name="P1"><text:span text:style-name="T2">Si je recherche : </text:span><text:span text:style-name="T3">#foo&gt;.bar {color : red;} <text:s/>signifie : uniquement les éléments avec la classe « bar » contenu dans un élément avec l’ID « foo ».</text:span></text:p>
      <text:p text:style-name="P9">Séparer avec un chevron signifie « enfants », seulement les enfants directs, par les descendants.</text:p>
      <text:p text:style-name="P9"/>
      <text:h text:style-name="P14" text:outline-level="1">Faire un tableau</text:h>
      <text:p text:style-name="P4"><text:span text:style-name="T5">&lt;</text:span><text:span text:style-name="T6">body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ntainer"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row"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-sm-3"</text:span><text:span text:style-name="T5">&gt;</text:span>col-sm-3<text:span text:style-name="T5">&lt;/</text:span><text:span text:style-name="T6">div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-sm-9"</text:span><text:span text:style-name="T5">&gt;</text:span>col-sm-9<text:span text:style-name="T5">&lt;/</text:span><text:span text:style-name="T6">div</text:span><text:span text:style-name="T5">&gt;</text:span></text:p>
      <text:p text:style-name="P3"><text:span text:style-name="T5">&lt;/</text:span><text:span text:style-name="T6">div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row"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-sm"</text:span><text:span text:style-name="T5">&gt;</text:span>col-sm<text:span text:style-name="T5">&lt;/</text:span><text:span text:style-name="T6">div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-sm"</text:span><text:span text:style-name="T5">&gt;</text:span>col-sm<text:span text:style-name="T5">&lt;/</text:span><text:span text:style-name="T6">div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-sm"</text:span><text:span text:style-name="T5">&gt;</text:span>col-sm<text:span text:style-name="T5">&lt;/</text:span><text:span text:style-name="T6">div</text:span><text:span text:style-name="T5">&gt;</text:span></text:p>
      <text:p text:style-name="P3"><text:span text:style-name="T5">&lt;/</text:span><text:span text:style-name="T6">div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row"</text:span><text:span text:style-name="T5">&gt;</text:span></text:p>
      <text:p text:style-name="P3"><text:span text:style-name="T5">&lt;</text:span><text:span text:style-name="T6">div</text:span> <text:span text:style-name="T7">class</text:span>=<text:span text:style-name="T8">"col"</text:span><text:span text:style-name="T5">&gt;&lt;/</text:span><text:span text:style-name="T6">div</text:span><text:span text:style-name="T5">&gt;</text:span></text:p>
      <text:p text:style-name="P3"><text:span text:style-name="T5">&lt;/</text:span><text:span text:style-name="T6">div</text:span><text:span text:style-name="T5">&gt;</text:span></text:p>
      <text:p text:style-name="P3"><text:span text:style-name="T5">&lt;/</text:span><text:span text:style-name="T6">div</text:span><text:span text:style-name="T5">&gt;</text:span></text:p>
      <text:p text:style-name="P3"><text:span text:style-name="T5">&lt;/</text:span><text:span text:style-name="T6">body</text:span><text:span text:style-name="T5">&gt;</text:span></text:p>
      <text:p text:style-name="P6"/>
      <text:p text:style-name="P5">Voir la doc bootstrap :</text:p>
      <text:p text:style-name="P5"><text:a xlink:type="simple" xlink:href="https://getbootstrap.com/docs/4.3/layout/grid/" text:style-name="Internet_20_link" text:visited-style-name="Visited_20_Internet_20_Link">https://getbootstrap.com/docs/4.3/layout/grid/</text:a></text:p>
      <text:h text:style-name="Heading_20_1" text:outline-level="1">!<text:span text:style-name="T9">important</text:span></text:h>
      <text:p text:style-name="P10"><text:span text:style-name="T10">.col-12</text:span> <text:span text:style-name="T10">.container</text:span> {<text:span text:style-name="T7">background-color</text:span>: <text:span text:style-name="T8">orange</text:span><text:span text:style-name="T6">!important</text:span>;}</text:p>
      <text:p text:style-name="P12">L’utilisation de!important indique que cette mise en forme ne peut être retirée.</text:p>
      <text:h text:style-name="Heading_20_1" text:outline-level="1"><text:soft-page-break/>:<text:span text:style-name="T9">hover</text:span></text:h>
      <text:p text:style-name="P10"><text:span text:style-name="T10">.col-9:hover</text:span> {<text:span text:style-name="T7">background-color</text:span>: <text:span text:style-name="T8">blue</text:span>;}</text:p>
      <text:p text:style-name="P12">En mettant le «:hover », on indique ici que lorsqu’on passera la souris sur la partie délimitée, la case deviendra ble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09:31:44.054292029</meta:creation-date>
    <dc:date>2019-12-02T10:25:23.789123919</dc:date>
    <meta:editing-duration>PT27M49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2" meta:paragraph-count="36" meta:word-count="239" meta:character-count="1580" meta:non-whitespace-character-count="1369"/>
  </office:meta>
</office:document-meta>
</file>